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cm" svg:x="7.9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14.9cm" svg:height="2.3cm" svg:x="2.7cm" svg:y="4.4cm">
          <text:p text:style-name="P1">Output </text:p>
          <text:p text:style-name="P1">“Please enter the diameter and depth </text:p>
          <text:p text:style-name="P1">of the pool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8.5cm" svg:height="1.6cm" svg:x="5.9cm" svg:y="7.5cm">
          <text:p text:style-name="P1">Input pool_diameter</text:p>
          <text:p text:style-name="P1">Input pool_dep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15cm" svg:y1="6.7cm" svg:x2="10.15cm" svg:y2="7.5cm" draw:start-shape="id1" draw:start-glue-point="8" draw:end-shape="id2" draw:end-glue-point="5" svg:d="M10150 6700v800" svg:viewBox="0 0 1 801">
          <text:p/>
        </draw:connector>
        <draw:connector draw:style-name="gr2" draw:text-style-name="P1" draw:layer="layout" svg:x1="10.15cm" svg:y1="3.3cm" svg:x2="10.15cm" svg:y2="4.4cm" draw:start-shape="id3" draw:start-glue-point="6" draw:end-shape="id1" draw:end-glue-point="5" svg:d="M10150 3300v1100" svg:viewBox="0 0 1 1101">
          <text:p/>
        </draw:connector>
        <draw:custom-shape draw:style-name="gr1" draw:text-style-name="P1" xml:id="id4" draw:id="id4" draw:layer="layout" svg:width="13.3cm" svg:height="2.7cm" svg:x="3.487cm" svg:y="9.9cm">
          <text:p text:style-name="P1">pool_volume ←(pi * (pool_diameter / 2)**2) </text:p>
          <text:p text:style-name="P1">* pool_dep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15cm" svg:y1="9.1cm" svg:x2="10.137cm" svg:y2="9.9cm" draw:start-shape="id2" draw:start-glue-point="8" draw:end-shape="id4" draw:end-glue-point="4" svg:d="M10150 9100v401h-13v399" svg:viewBox="0 0 14 801">
          <text:p/>
        </draw:connector>
        <draw:custom-shape draw:style-name="gr1" draw:text-style-name="P1" xml:id="id5" draw:id="id5" draw:layer="layout" svg:width="15cm" svg:height="2cm" svg:x="2.6cm" svg:y="13.5cm">
          <text:p text:style-name="P1">Output ”The volume of the pool is ”</text:p>
          <text:p text:style-name="P1">+ pool_volu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137cm" svg:y1="12.6cm" svg:x2="10.1cm" svg:y2="13.5cm" draw:start-shape="id4" draw:start-glue-point="6" draw:end-shape="id5" draw:end-glue-point="5" svg:d="M10137 12600v451h-37v449" svg:viewBox="0 0 38 901">
          <text:p/>
        </draw:connector>
        <draw:custom-shape draw:style-name="gr1" draw:text-style-name="P1" xml:id="id6" draw:id="id6" draw:layer="layout" svg:width="5.8cm" svg:height="2.1cm" svg:x="7.2cm" svg:y="16.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10.1cm" svg:y1="15.5cm" svg:x2="10.1cm" svg:y2="16.5cm" draw:start-shape="id5" draw:start-glue-point="8" draw:end-shape="id6" draw:end-glue-point="4" svg:d="M10100 155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2:28:17.548000000</meta:creation-date>
    <dc:date>2014-09-16T12:38:20.843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